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fd33" officeooo:paragraph-rsid="000afd3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afd33" officeooo:paragraph-rsid="000afd3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fd33" officeooo:paragraph-rsid="000afd3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afd33" officeooo:paragraph-rsid="000afd3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9d31" officeooo:paragraph-rsid="000c9d3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 sprint 3</text:p>
      <text:p text:style-name="P1"/>
      <text:p text:style-name="P1"/>
      <text:p text:style-name="P2">Fonctionnalités ajoutées :</text:p>
      <text:p text:style-name="P2"/>
      <text:p text:style-name="P3">- ajout de différents niveaux</text:p>
      <text:p text:style-name="P3">- attaque des monstres</text:p>
      <text:p text:style-name="P3">- sauvegarde</text:p>
      <text:p text:style-name="P3">- ajout IA (monstres se déplacent vers le héro)</text:p>
      <text:p text:style-name="P3">- ajout barre de vie</text:p>
      <text:p text:style-name="P3">- ajout champ de vision</text:p>
      <text:p text:style-name="P3">- ajout de piège</text:p>
      <text:p text:style-name="P3"/>
      <text:p text:style-name="P2">Rétrospective :</text:p>
      <text:p text:style-name="P2"/>
      <text:p text:style-name="P5">L’ajout des tâches s’est bien déroulé</text:p>
      <text:p text:style-name="P5">Quelques difficultés avec les merges (résolu)</text:p>
      <text:p text:style-name="P5">Problèmes de communication entre les membres du groupes, cependant, elle fût bien mieux que lors des précédents sprint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3:41:12.874142188</meta:creation-date>
    <dc:date>2021-11-26T14:11:55.330643765</dc:date>
    <meta:editing-duration>PT11M4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72" meta:character-count="423" meta:non-whitespace-character-count="364"/>
  </office:meta>
</office:document-meta>
</file>